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4cm" svg:height="8.995cm" svg:x="15.233cm" svg:y="1.319cm">
            <draw:object draw:notify-on-update-of-ranges="Hoja1.A2:Hoja1.A6 Hoja1.E1:Hoja1.E1 Hoja1.E2:Hoja1.E6 Hoja1.A2:Hoja1.A6 Hoja1.F1:Hoja1.F1 Hoja1.F2:Hoja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reynolds</text:p>
          </table:table-cell>
          <table:table-cell office:value-type="string" calcext:value-type="string">
            <text:p>viscosida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aida de presion</text:p>
          </table:table-cell>
          <table:table-cell office:value-type="string" calcext:value-type="string">
            <text:p>bernouilli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0^-4</text:p>
          </table:table-cell>
          <table:table-cell table:formula="of:=0.00132331" office:value-type="float" office:value="0.00132331" calcext:value-type="float">
            <text:p>0,00132331</text:p>
          </table:table-cell>
          <table:table-cell table:formula="of:=-7.429734" office:value-type="float" office:value="-7.429734" calcext:value-type="float">
            <text:p>-7,429734</text:p>
          </table:table-cell>
          <table:table-cell table:formula="of:=([.D2]-[.C2])" office:value-type="float" office:value="-7.43105731" calcext:value-type="float">
            <text:p>-7,43105731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0^-3</text:p>
          </table:table-cell>
          <table:table-cell table:formula="of:=0.007838564" office:value-type="float" office:value="0.007838564" calcext:value-type="float">
            <text:p>0,007838564</text:p>
          </table:table-cell>
          <table:table-cell table:formula="of:=-7.42347" office:value-type="float" office:value="-7.42347" calcext:value-type="float">
            <text:p>-7,42347</text:p>
          </table:table-cell>
          <table:table-cell table:formula="of:=[.D3]-[.C3]" office:value-type="float" office:value="-7.431308564" calcext:value-type="float">
            <text:p>-7,431308564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^-2</text:p>
          </table:table-cell>
          <table:table-cell table:formula="of:=0.07089289" office:value-type="float" office:value="0.07089289" calcext:value-type="float">
            <text:p>0,07089289</text:p>
          </table:table-cell>
          <table:table-cell table:formula="of:=-7.37077" office:value-type="float" office:value="-7.37077" calcext:value-type="float">
            <text:p>-7,37077</text:p>
          </table:table-cell>
          <table:table-cell table:formula="of:=[.D4]-[.C4]" office:value-type="float" office:value="-7.44166289" calcext:value-type="float">
            <text:p>-7,44166289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^-1</text:p>
          </table:table-cell>
          <table:table-cell table:formula="of:=0.6775542" office:value-type="float" office:value="0.6775542" calcext:value-type="float">
            <text:p>0,6775542</text:p>
          </table:table-cell>
          <table:table-cell table:formula="of:=-7.022938" office:value-type="float" office:value="-7.022938" calcext:value-type="float">
            <text:p>-7,022938</text:p>
          </table:table-cell>
          <table:table-cell table:formula="of:=[.D5]-[.C5]" office:value-type="float" office:value="-7.7004922" calcext:value-type="float">
            <text:p>-7,7004922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.753129" office:value-type="float" office:value="6.753129" calcext:value-type="float">
            <text:p>6,753129</text:p>
          </table:table-cell>
          <table:table-cell table:formula="of:=-3.975131" office:value-type="float" office:value="-3.975131" calcext:value-type="float">
            <text:p>-3,975131</text:p>
          </table:table-cell>
          <table:table-cell table:formula="of:=[.D6]-[.C6]" office:value-type="float" office:value="-10.72826" calcext:value-type="float">
            <text:p>-10,72826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-7.43105731" calcext:value-type="float">
            <text:p>-7,43105731</text:p>
          </table:table-cell>
          <table:table-cell office:value-type="float" office:value="-7.5" calcext:value-type="float">
            <text:p>-7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-7.431308564" calcext:value-type="float">
            <text:p>-7,431308564</text:p>
          </table:table-cell>
          <table:table-cell office:value-type="float" office:value="-7.5" calcext:value-type="float">
            <text:p>-7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7.44166289" calcext:value-type="float">
            <text:p>-7,44166289</text:p>
          </table:table-cell>
          <table:table-cell office:value-type="float" office:value="-7.5" calcext:value-type="float">
            <text:p>-7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7.7004922" calcext:value-type="float">
            <text:p>-7,7004922</text:p>
          </table:table-cell>
          <table:table-cell office:value-type="float" office:value="-7.5" calcext:value-type="float">
            <text:p>-7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0.72826" calcext:value-type="float">
            <text:p>-10,72826</text:p>
          </table:table-cell>
          <table:table-cell office:value-type="float" office:value="-7.5" calcext:value-type="float">
            <text:p>-7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3:06:57.0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08:08:59.652000000</meta:creation-date>
    <dc:date>2025-12-19T13:07:45.925000000</dc:date>
    <meta:editing-duration>PT11M1S</meta:editing-duration>
    <meta:editing-cycles>3</meta:editing-cycles>
    <meta:generator>LibreOffice/24.8.5.2$Windows_X86_64 LibreOffice_project/fddf2685c70b461e7832239a0162a77216259f2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.5" chart:maximum="-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85cm" svg:height="8.996cm" xlink:href=".." xlink:type="simple" chart:class="chart:scatter" chart:style-name="ch1">
        <chart:title svg:x="5.628cm" svg:y="0.315cm" chart:style-name="ch2">
          <text:p>Δp vs Reynolds (CFD)</text:p>
        </chart:title>
        <chart:legend chart:legend-position="end" svg:x="12.052cm" svg:y="3.958cm" style:legend-expansion="high" chart:style-name="ch3"/>
        <chart:plot-area chart:style-name="ch4" table:cell-range-address="Hoja1.A2:Hoja1.A6 Hoja1.E1:Hoja1.F6" chart:data-source-has-labels="row" svg:x="1.313cm" svg:y="1.299cm" svg:width="10.42cm" svg:height="6.554cm">
          <chart:coordinate-region svg:x="2.368cm" svg:y="1.494cm" svg:width="8.873cm" svg:height="6.164cm"/>
          <chart:axis chart:dimension="x" chart:name="primary-x" chart:style-name="ch5">
            <chart:title svg:x="5.804cm" svg:y="8.033cm" chart:style-name="ch2">
              <text:p><text:span text:style-name="T1">Reynolds</text:span></text:p>
            </chart:title>
          </chart:axis>
          <chart:axis chart:dimension="y" chart:name="primary-y" chart:style-name="ch6">
            <chart:title svg:x="0.451cm" svg:y="5.304cm" chart:style-name="ch7">
              <text:p><text:span text:style-name="T2">Δp (CFD)</text:span></text:p>
            </chart:title>
            <chart:grid chart:style-name="ch8" chart:class="major"/>
          </chart:axis>
          <chart:series chart:style-name="ch9" chart:values-cell-range-address="Hoja1.E2:Hoja1.E6" chart:label-cell-address="Hoja1.E1:Hoja1.E1" chart:class="chart:scatter">
            <chart:domain table:cell-range-address="Hoja1.A2:Hoja1.A6"/>
            <chart:data-point chart:repeated="5"/>
          </chart:series>
          <chart:series chart:style-name="ch10" chart:values-cell-range-address="Hoja1.F2:Hoja1.F6" chart:label-cell-address="Hoja1.F1:Hoja1.F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aida de presion</text:p>
                <draw:g>
                  <svg:desc>Hoja1.E1:Hoja1.E1</svg:desc>
                </draw:g>
              </table:table-cell>
              <table:table-cell office:value-type="string">
                <text:p>bernouilli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A2:Hoja1.A6</svg:desc>
                </draw:g>
              </table:table-cell>
              <table:table-cell office:value-type="float" office:value="-7.43105731">
                <text:p>-7.43105731</text:p>
                <draw:g>
                  <svg:desc>Hoja1.E2:Hoja1.E6</svg:desc>
                </draw:g>
              </table:table-cell>
              <table:table-cell office:value-type="float" office:value="-7.5">
                <text:p>-7.5</text:p>
                <draw:g>
                  <svg:desc>Hoja1.F2:Hoja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-7.431308564">
                <text:p>-7.431308564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7.44166289">
                <text:p>-7.44166289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7.7004922">
                <text:p>-7.700492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10.72826">
                <text:p>-10.72826</text:p>
              </table:table-cell>
              <table:table-cell office:value-type="float" office:value="-7.5">
                <text:p>-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